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5e8ac7"/>
    </style:style>
    <style:style style:name="P2" style:family="paragraph" style:parent-style-name="Text_20_body">
      <style:text-properties fo:color="#5e8ac7" officeooo:paragraph-rsid="000f85a6"/>
    </style:style>
    <style:style style:name="P3" style:family="paragraph" style:parent-style-name="Text_20_body">
      <style:text-properties fo:color="#5e8ac7" officeooo:rsid="000f85a6" officeooo:paragraph-rsid="000f85a6"/>
    </style:style>
    <style:style style:name="P4" style:family="paragraph" style:parent-style-name="Text_20_body">
      <style:text-properties fo:color="#5e8ac7" officeooo:rsid="00108f42" officeooo:paragraph-rsid="00108f42"/>
    </style:style>
    <style:style style:name="P5" style:family="paragraph" style:parent-style-name="Text_20_body">
      <style:text-properties fo:color="#5e8ac7" officeooo:rsid="00108f42" officeooo:paragraph-rsid="001b19d7"/>
    </style:style>
    <style:style style:name="P6" style:family="paragraph" style:parent-style-name="Text_20_body">
      <style:text-properties fo:color="#5e8ac7" officeooo:rsid="001b19d7" officeooo:paragraph-rsid="001b19d7"/>
    </style:style>
    <style:style style:name="P7" style:family="paragraph" style:parent-style-name="Text_20_body">
      <style:text-properties fo:color="#000000" officeooo:rsid="00108f42" officeooo:paragraph-rsid="00108f42"/>
    </style:style>
    <style:style style:name="P8" style:family="paragraph" style:parent-style-name="Text_20_body">
      <style:text-properties fo:color="#000000" officeooo:rsid="00108f42" officeooo:paragraph-rsid="0013a889"/>
    </style:style>
    <style:style style:name="P9" style:family="paragraph" style:parent-style-name="Title">
      <style:text-properties fo:color="#5e8ac7"/>
    </style:style>
    <style:style style:name="T1" style:family="text">
      <style:text-properties fo:color="#5e8ac7" officeooo:rsid="000f85a6"/>
    </style:style>
    <style:style style:name="T2" style:family="text">
      <style:text-properties fo:color="#000000"/>
    </style:style>
    <style:style style:name="T3" style:family="text">
      <style:text-properties fo:color="#000000" officeooo:rsid="000f85a6"/>
    </style:style>
    <style:style style:name="T4" style:family="text">
      <style:text-properties officeooo:rsid="0011ca62"/>
    </style:style>
    <style:style style:name="T5" style:family="text">
      <style:text-properties officeooo:rsid="0013a889"/>
    </style:style>
    <style:style style:name="T6" style:family="text">
      <style:text-properties officeooo:rsid="00183df0"/>
    </style:style>
    <style:style style:name="T7" style:family="text">
      <style:text-properties officeooo:rsid="0019eec7"/>
    </style:style>
    <style:style style:name="T8" style:family="text">
      <style:text-properties officeooo:rsid="001b19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b19d7"/>
    </style:style>
    <style:style style:name="T11" style:family="text">
      <style:text-properties officeooo:rsid="001c94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lazione Progetto</text:p>
      <text:h text:style-name="Heading_20_1" text:outline-level="1"><text:tab/><text:tab/><text:tab/><text:tab/><text:tab/><text:span text:style-name="T1">Gestione Orari</text:span></text:h>
      <text:p text:style-name="P3"><text:span text:style-name="T2">Nome: TETE SERGE</text:span></text:p>
      <text:p text:style-name="P3"><text:span text:style-name="T2">Cognome: <text:s/>BENISSANH DATE </text:span></text:p>
      <text:p text:style-name="P2"><text:span text:style-name="T3">Maricola : 764972</text:span></text:p>
      <text:p text:style-name="P2"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1 - <text:span text:style-name="T9">Introduzione</text:span></text:p>
      <text:p text:style-name="P7">Il progetto "gestione orari" consiste nell'analisi e lo sviluppo di un sistema web distribuito per la gestione dei corsi universitari, utenti( studenti, docenti, segretari), orari e risorse dell'università.</text:p>
      <text:p text:style-name="P7"/>
      <text:p text:style-name="P8">Assumiamo <text:span text:style-name="T6">in questo caso</text:span> che <text:span text:style-name="T4">il</text:span> sistema dovrà essere accessibile esclusivamente da studenti, segretari <text:span text:style-name="T7">o</text:span> docenti <text:span text:style-name="T5">e che tutti gli studenti sono iscritti a tutti i corsi disponibili per semplicare la gestione dei corsi. </text:span></text:p>
      <text:p text:style-name="P7"/>
      <text:p text:style-name="P5">1 - <text:span text:style-name="T10">Analisi</text:span></text:p>
      <text:p text:style-name="P6"/>
      <text:p text:style-name="P6">Diagramma dei <text:span text:style-name="T11">casi d'uso</text:span></text:p>
      <text:p text:style-name="P6"/>
      <text:p text:style-name="P6"/>
      <text:p text:style-name="P6"/>
      <text:p text:style-name="P5"/>
      <text:p text:style-name="P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55S</meta:editing-duration>
    <meta:editing-cycles>12</meta:editing-cycles>
    <meta:generator>LibreOffice/5.4.4.2$Windows_x86 LibreOffice_project/2524958677847fb3bb44820e40380acbe820f960</meta:generator>
    <dc:date>2018-02-03T15:06:05.366000000</dc:date>
    <meta:document-statistic meta:table-count="0" meta:image-count="0" meta:object-count="0" meta:page-count="2" meta:paragraph-count="11" meta:word-count="85" meta:character-count="575" meta:non-whitespace-character-count="487"/>
    <meta:user-defined meta:name="Info 1"/>
    <meta:user-defined meta:name="Info 2"/>
    <meta:user-defined meta:name="Info 3"/>
    <meta:user-defined meta:name="Info 4"/>
  </office:meta>
</office:document-meta>
</file>